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quot"/>
    <style:font-face style:name="quot" svg:font-family="quo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cebd" officeooo:paragraph-rsid="000fcebd"/>
    </style:style>
    <style:style style:name="P2" style:family="paragraph" style:parent-style-name="Standard">
      <style:text-properties fo:font-weight="bold" officeooo:rsid="000fcebd" officeooo:paragraph-rsid="000fcebd" style:font-weight-asian="bold" style:font-weight-complex="bold"/>
    </style:style>
    <style:style style:name="P3" style:family="paragraph" style:parent-style-name="Standard">
      <style:text-properties fo:font-weight="bold" officeooo:rsid="000fcebd" officeooo:paragraph-rsid="000fcebd" style:font-weight-asian="bold" style:font-weight-complex="bold"/>
    </style:style>
    <style:style style:name="P4" style:family="paragraph" style:parent-style-name="Standard">
      <style:text-properties fo:font-weight="bold" officeooo:rsid="001192e7" officeooo:paragraph-rsid="001192e7" style:font-weight-asian="bold" style:font-weight-complex="bold"/>
    </style:style>
    <style:style style:name="P5" style:family="paragraph" style:parent-style-name="Standard">
      <style:text-properties fo:font-weight="normal" officeooo:rsid="001192e7" officeooo:paragraph-rsid="001192e7"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00e14"/>
    </style:style>
    <style:style style:name="T3" style:family="text">
      <style:text-properties officeooo:rsid="001192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Quotations">Iterative Design Made Easy with 3D Modeling – Project 2: Smoking Pipes</text:p>
      <text:p text:style-name="Quotations">As a maker, something profound I learned as a student in architecture was to <text:span text:style-name="T1">approach design and prototyping as an iterative process</text:span>. Just like in evolution, changes are made and tested and slowly the design transforms and improves. This method meshes particularly nicely with digital fabrication since it’s relatively easy to produce an updated design and evaluate the changes made to it. I give myself room for my first iteration to fail because although it may not work the way I’d like, there are almost certainly a number of things about it that do work. Usually by the third or fourth iteration the design becomes quite solid and the light at the end of the tunnel grows brighter.</text:p>
      <text:p text:style-name="Quotations">&lt;<text:a xlink:type="simple" xlink:href="https://makezine.com/2013/10/23/tutorial-laser-cutting-techniques-and-projects/" text:style-name="Internet_20_link" text:visited-style-name="Visited_20_Internet_20_Link">https://makezine.com/2013/10/23/tutorial-laser-cutting-techniques-and-projects/</text:a>&gt;</text:p>
      <text:p text:style-name="Quotations"/>
      <text:p text:style-name="P1">For example, my laser-cut nametags are too small and lack a hole for running a connector (string, pin) through. I can change the design, scaling up the tag and adding a hole (or holes).</text:p>
      <text:p text:style-name="P1"/>
      <text:p text:style-name="P2">Idea<text:span text:style-name="T2">s</text:span> – add more holes to lighten the tags <text:span text:style-name="T3">and make them interesting</text:span> – while keeping them strong! <text:span text:style-name="T2">Increase size for ease of handling and legibility. Make holes for attachment. Find thinner material for light weight. I like the way the permanent marker works with etched plastic – try variations on that...color, material.</text:span></text:p>
      <text:p text:style-name="P2"/>
      <text:p text:style-name="Horizontal_20_Line"/>
      <text:p text:style-name="P4">26sep19</text:p>
      <text:p text:style-name="P5"/>
      <text:p text:style-name="P5">Strategy: use the tools, get to know them. Find ideas that way. I started a list of project ideas – can’t find it. Make a new one.</text:p>
      <text:p text:style-name="P5"/>
      <text:p text:style-name="P5"/>
      <text:p text:style-name="P2"/>
      <text:p text:style-name="P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quot"/>
    <style:font-face style:name="quot" svg:font-family="quo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8T11:53:22.865000000</meta:creation-date>
    <dc:date>2019-09-26T17:24:02.379000000</dc:date>
    <meta:editing-duration>PT8M</meta:editing-duration>
    <meta:editing-cycles>3</meta:editing-cycles>
    <meta:generator>LibreOffice/6.3.1.2$Windows_X86_64 LibreOffice_project/b79626edf0065ac373bd1df5c28bd630b4424273</meta:generator>
    <meta:document-statistic meta:table-count="0" meta:image-count="0" meta:object-count="0" meta:page-count="1" meta:paragraph-count="7" meta:word-count="241" meta:character-count="1480" meta:non-whitespace-character-count="1241"/>
  </office:meta>
</office:document-meta>
</file>